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200e33" officeooo:paragraph-rsid="00200e3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9c1db" officeooo:paragraph-rsid="0029c1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23ccd4" officeooo:paragraph-rsid="0023ccd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29149d" officeooo:paragraph-rsid="0029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2aff24" officeooo:paragraph-rsid="002aff2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2b19dc" officeooo:paragraph-rsid="002b19d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ec56c" officeooo:paragraph-rsid="001ec56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ec56c" officeooo:paragraph-rsid="001ec56c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21e2e3" officeooo:paragraph-rsid="0021e2e3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rsid="002aff24" officeooo:paragraph-rsid="002aff24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1e2e3" officeooo:paragraph-rsid="0021e2e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1e2e3" officeooo:paragraph-rsid="0021e2e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5b247" officeooo:paragraph-rsid="0025b247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7af3b" officeooo:paragraph-rsid="0027af3b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af3b" officeooo:paragraph-rsid="0027af3b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9c1db" officeooo:paragraph-rsid="0029c1d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aff24" officeooo:paragraph-rsid="002aff24" style:font-style-asian="normal" style:font-weight-asian="normal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bc916" officeooo:paragraph-rsid="002c529c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27af3b" officeooo:paragraph-rsid="0027af3b" style:font-style-asian="italic" style:font-weight-asian="normal" style:font-style-complex="italic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style="italic" fo:font-weight="bold" officeooo:rsid="002c529c" officeooo:paragraph-rsid="002c529c" style:font-style-asian="italic" style:font-weight-asian="bold" style:font-style-complex="italic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font-style="normal" officeooo:rsid="0027af3b" officeooo:paragraph-rsid="0027af3b" style:font-style-asian="normal" style:font-style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tyle="normal" officeooo:rsid="0029149d" officeooo:paragraph-rsid="0029149d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29149d" officeooo:paragraph-rsid="0029149d" style:font-style-asian="normal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27af3b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29c1db"/>
    </style:style>
    <style:style style:name="P26" style:family="paragraph" style:parent-style-name="Standard">
      <style:paragraph-properties fo:text-align="start" style:justify-single-word="false"/>
      <style:text-properties officeooo:paragraph-rsid="0029c1db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27af3b" officeooo:paragraph-rsid="0027af3b"/>
    </style:style>
    <style:style style:name="P28" style:family="paragraph" style:parent-style-name="Standard">
      <style:paragraph-properties fo:text-align="start" style:justify-single-word="false"/>
      <style:text-properties officeooo:rsid="0027af3b" officeooo:paragraph-rsid="0027af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27af3b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29c1db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2pt" fo:font-style="italic" fo:font-weight="bold" officeooo:rsid="0027af3b" style:font-style-asian="italic" style:font-weight-asian="bold" style:font-style-complex="italic" style:font-weight-complex="bold"/>
    </style:style>
    <style:style style:name="T13" style:family="text">
      <style:text-properties fo:font-size="12pt" fo:font-style="italic" fo:font-weight="bold" officeooo:rsid="0029149d" style:font-style-asian="italic" style:font-weight-asian="bold" style:font-style-complex="italic" style:font-weight-complex="bold"/>
    </style:style>
    <style:style style:name="T1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weight="normal" officeooo:rsid="0029149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uby IO</text:p>
      <text:p text:style-name="P8"/>
      <text:p text:style-name="P1">The IO class</text:p>
      <text:list xml:id="list1286861309" text:style-name="L1">
        <text:list-item>
          <text:p text:style-name="P9">Ruby <text:span text:style-name="T1">IO</text:span> objects wrap I/O streams. The constants <text:span text:style-name="T3">STDIN, STDOUT, </text:span><text:span text:style-name="T5">and </text:span><text:span text:style-name="T3">STDERR</text:span><text:span text:style-name="T5"> point to </text:span><text:span text:style-name="T3">IO</text:span><text:span text:style-name="T5"> objects point to </text:span><text:span text:style-name="T3">IO</text:span><text:span text:style-name="T5"> objects wrapping the standard stream. </text:span></text:p>
          <text:list>
            <text:list-item>
              <text:p text:style-name="P9"><text:span text:style-name="T5">The global variables </text:span><text:span text:style-name="T3">$stdin, $stdout, </text:span><text:span text:style-name="T5">and </text:span><text:span text:style-name="T3">$stderr </text:span><text:span text:style-name="T5">points to their constants.</text:span></text:p>
            </text:list-item>
            <text:list-item>
              <text:p text:style-name="P11">The global variables can be overwritten to point to another I/O stream such as a file. </text:p>
              <text:p text:style-name="P11"/>
            </text:list-item>
          </text:list>
        </text:list-item>
        <text:list-item>
          <text:p text:style-name="P13">To create a new IO object, you <text:s/>nedd to create a file descriptor.</text:p>
          <text:list>
            <text:list-item>
              <text:p text:style-name="P13">ex. <text:span text:style-name="T3">IO.new(&lt;file descriptor&gt;)</text:span></text:p>
            </text:list-item>
          </text:list>
        </text:list-item>
        <text:list-item>
          <text:p text:style-name="P13">To create a <text:span text:style-name="T3">IO</text:span> to other streams, you first need to get a constant file descriptor for that file.</text:p>
          <text:list>
            <text:list-item>
              <text:p text:style-name="P13">ex. <text:span text:style-name="T3">IO.sysopen</text:span></text:p>
              <text:p text:style-name="P13"><text:span text:style-name="T3"/></text:p>
            </text:list-item>
          </text:list>
        </text:list-item>
        <text:list-item>
          <text:p text:style-name="P14">The process is:</text:p>
          <text:list>
            <text:list-item>
              <text:p text:style-name="P19">file = IO.sysopen('file_path')</text:p>
            </text:list-item>
            <text:list-item>
              <text:p text:style-name="P19">name = IO.new(file)</text:p>
            </text:list-item>
          </text:list>
        </text:list-item>
      </text:list>
      <text:p text:style-name="P12"/>
      <text:p text:style-name="P3">Position</text:p>
      <text:list xml:id="list2211802381" text:style-name="L2">
        <text:list-item>
          <text:p text:style-name="P15">Keeping the position of the cursor when working with an IO is important, as it provides information on where you are in the file.</text:p>
          <text:list>
            <text:list-item>
              <text:p text:style-name="P15">The position of the 'cursor' can be found using <text:span text:style-name="T4">#pos</text:span>.</text:p>
            </text:list-item>
          </text:list>
        </text:list-item>
        <text:list-item>
          <text:p text:style-name="P24"><text:span text:style-name="T8">Calling </text:span><text:span text:style-name="T12">gets</text:span><text:span text:style-name="T8"> will return the current line of the file and move the cursor to the next line.</text:span></text:p>
          <text:list>
            <text:list-item>
              <text:p text:style-name="P27"><text:span text:style-name="T7">If there are no more lines, then </text:span><text:span text:style-name="T11">gets </text:span><text:span text:style-name="T7">will return </text:span><text:span text:style-name="T11">nil</text:span><text:span text:style-name="T7">. The method </text:span><text:span text:style-name="T11">#eof?</text:span><text:span text:style-name="T7">(end of file) will return true.</text:span></text:p>
            </text:list-item>
          </text:list>
        </text:list-item>
        <text:list-item>
          <text:p text:style-name="P27"><text:span text:style-name="T7">To return back to the beginning of the stream, call </text:span><text:span text:style-name="T10">#rewind</text:span><text:span text:style-name="T14">.</text:span></text:p>
        </text:list-item>
      </text:list>
      <text:p text:style-name="P28"><text:span text:style-name="T14"/></text:p>
      <text:list xml:id="list155825020177014" text:continue-numbering="true" text:style-name="L2">
        <text:list-item>
          <text:p text:style-name="P21"><text:span text:style-name="T15">Bear in mind that when writing to a stream, the cursor will move to the newest line. </text:span><text:span text:style-name="T16">To read the new data, you have to </text:span><text:span text:style-name="T13">#rewind</text:span><text:span text:style-name="T16"> first.</text:span></text:p>
          <text:list>
            <text:list-item>
              <text:p text:style-name="P22"><text:span text:style-name="T15">Any write operations in the middle of a stream will overwrite the existing data.</text:span></text:p>
            </text:list-item>
          </text:list>
        </text:list-item>
      </text:list>
      <text:p text:style-name="P23"><text:span text:style-name="T15"/></text:p>
      <text:p text:style-name="P4">File</text:p>
      <text:list xml:id="list3171664813" text:style-name="L3">
        <text:list-item>
          <text:p text:style-name="P16">The <text:span text:style-name="T4">File</text:span> subclass of <text:span text:style-name="T4">IO</text:span> allows us to read/write files without messing around with file descriptors. There are also file-specific convenience methods such as <text:span text:style-name="T4">#size, #chmod, #path</text:span>.</text:p>
          <text:list>
            <text:list-item>
              <text:p text:style-name="P25"><text:span text:style-name="T9">File docs: </text:span><text:a xlink:type="simple" xlink:href="https://ruby-doc.org/core-3.0.2/File.html" text:style-name="Internet_20_link" text:visited-style-name="Visited_20_Internet_20_Link"><text:span text:style-name="T9">File Ruby Docs</text:span></text:a></text:p>
            </text:list-item>
          </text:list>
        </text:list-item>
      </text:list>
      <text:p text:style-name="P26"><text:span text:style-name="T9"/></text:p>
      <text:p text:style-name="P2"><text:span text:style-name="T5">The Sockets</text:span></text:p>
      <text:list xml:id="list1318990875" text:style-name="L4">
        <text:list-item>
          <text:p text:style-name="P10"><text:span text:style-name="T5">There are four sockets available in Ruby: </text:span><text:span text:style-name="T4">TCPSocket, UDPSocket, UNIXSocket, Socket</text:span></text:p>
        </text:list-item>
      </text:list>
      <text:p text:style-name="P17"/>
      <text:p text:style-name="P5">StringIO</text:p>
      <text:list xml:id="list2644814877" text:style-name="L5">
        <text:list-item>
          <text:p text:style-name="P20">StringIO<text:span text:style-name="T6"> does not inherit from the </text:span>IO <text:span text:style-name="T6">class. This class allows strings to behave like </text:span>IO<text:span text:style-name="T6">s. This can be used to pass strings into systems that consume streams.</text:span></text:p>
        </text:list-item>
      </text:list>
      <text:p text:style-name="P5"/>
      <text:p text:style-name="P6">Tempfile</text:p>
      <text:list xml:id="list1522521698" text:style-name="L6">
        <text:list-item>
          <text:p text:style-name="P18">Tempfile is another class that doesn't inherit from IO. Instead, it implements <text:span text:style-name="T4">File</text:span> interface to deal with temporary files. Tempfiles can be passed to any object that consumes <text:span text:style-name="T4">IO</text:span>-like object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57:59.707345488</meta:creation-date>
    <meta:generator>LibreOffice/6.4.7.2$Linux_X86_64 LibreOffice_project/40$Build-2</meta:generator>
    <dc:date>2021-10-16T15:58:23.271360815</dc:date>
    <meta:editing-duration>PT28M46S</meta:editing-duration>
    <meta:editing-cycles>13</meta:editing-cycles>
    <meta:document-statistic meta:table-count="0" meta:image-count="0" meta:object-count="0" meta:page-count="1" meta:paragraph-count="31" meta:word-count="356" meta:character-count="1940" meta:non-whitespace-character-count="1634"/>
  </office:meta>
</office:document-meta>
</file>